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IntenseQuote" style:master-page-name="MP0" style:family="paragraph">
      <style:paragraph-properties fo:break-before="page"/>
      <style:text-properties fo:font-size="24pt" style:font-size-asian="24pt" style:font-size-complex="24pt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Normal" style:family="paragraph"/>
    <style:style style:name="P17" style:parent-style-name="Normal" style:family="paragraph"/>
    <style:style style:name="P18" style:parent-style-name="Normal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/>
    <style:style style:name="T23" style:parent-style-name="DefaultParagraphFont" style:family="text">
      <style:text-properties fo:font-weight="bold" style:font-weight-asian="bold" style:font-weight-complex="bold"/>
    </style:style>
    <style:style style:name="P24" style:parent-style-name="Normal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family="paragraph"/>
    <style:style style:name="T37" style:parent-style-name="DefaultParagraphFont" style:family="text">
      <style:text-properties fo:font-weight="bold" style:font-weight-asian="bold" style:font-weight-complex="bold"/>
    </style:style>
    <style:style style:name="P38" style:parent-style-name="Normal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family="paragraph"/>
  </office:automatic-styles>
  <office:body>
    <office:text text:use-soft-page-breaks="true">
      <text:p text:style-name="P1">Nordic Nest Website Documentation</text:p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53651915" office:target-frame-name="_top" xlink:show="replace"><text:span text:style-name="Hyperlink">Overview</text:span><text:tab/>1</text:a></text:p>
          <text:p text:style-name="P3"><text:a xlink:href="#_Toc153651916" office:target-frame-name="_top" xlink:show="replace"><text:span text:style-name="Hyperlink">Target Audience</text:span><text:tab/>1</text:a></text:p>
          <text:p text:style-name="P4"><text:a xlink:href="#_Toc153651917" office:target-frame-name="_top" xlink:show="replace"><text:span text:style-name="Hyperlink">Technologies Used</text:span><text:tab/>1</text:a></text:p>
          <text:p text:style-name="P5"><text:a xlink:href="#_Toc153651918" office:target-frame-name="_top" xlink:show="replace"><text:span text:style-name="Hyperlink">Features</text:span><text:tab/>2</text:a></text:p>
          <text:p text:style-name="P6"><text:a xlink:href="#_Toc153651919" office:target-frame-name="_top" xlink:show="replace"><text:span text:style-name="Hyperlink">User Account Management</text:span><text:tab/>2</text:a></text:p>
          <text:p text:style-name="P7"><text:a xlink:href="#_Toc153651920" office:target-frame-name="_top" xlink:show="replace"><text:span text:style-name="Hyperlink">Savings Account</text:span><text:tab/>2</text:a></text:p>
          <text:p text:style-name="P8"><text:a xlink:href="#_Toc153651921" office:target-frame-name="_top" xlink:show="replace"><text:span text:style-name="Hyperlink">Loan Management</text:span><text:tab/>2</text:a></text:p>
          <text:p text:style-name="P9"><text:a xlink:href="#_Toc153651922" office:target-frame-name="_top" xlink:show="replace"><text:span text:style-name="Hyperlink">Subscription Management</text:span><text:tab/>2</text:a></text:p>
          <text:p text:style-name="P10"><text:a xlink:href="#_Toc153651923" office:target-frame-name="_top" xlink:show="replace"><text:span text:style-name="Hyperlink">Financial Overview</text:span><text:tab/>2</text:a></text:p>
          <text:p text:style-name="P11"><text:a xlink:href="#_Toc153651924" office:target-frame-name="_top" xlink:show="replace"><text:span text:style-name="Hyperlink">Security</text:span><text:tab/>2</text:a></text:p>
          <text:p text:style-name="P12"><text:a xlink:href="#_Toc153651925" office:target-frame-name="_top" xlink:show="replace"><text:span text:style-name="Hyperlink">Design Principles</text:span><text:tab/>2</text:a></text:p>
          <text:p text:style-name="P13"><text:a xlink:href="#_Toc153651926" office:target-frame-name="_top" xlink:show="replace"><text:span text:style-name="Hyperlink">Development Plan</text:span><text:tab/>2</text:a></text:p>
          <text:p text:style-name="P14"><text:a xlink:href="#_Toc153651927" office:target-frame-name="_top" xlink:show="replace"><text:span text:style-name="Hyperlink">Testing and Feedback</text:span><text:tab/>3</text:a></text:p>
          <text:p text:style-name="P15"><text:a xlink:href="#_Toc153651928" office:target-frame-name="_top" xlink:show="replace"><text:span text:style-name="Hyperlink">Legal and Compliance</text:span><text:tab/>3</text:a></text:p>
        </text:index-body>
      </text:table-of-content>
      <text:p text:style-name="Normal"/>
      <text:p text:style-name="Normal"/>
      <text:h text:style-name="Heading1" text:outline-level="1"><text:bookmark-start text:name="_Toc153651915"/>Overview<text:bookmark-end text:name="_Toc153651915"/></text:h>
      <text:p text:style-name="Normal">"Nordic Nest" is a personal finance management website designed to help users manage their savings, loans, and subscriptions effectively. The website offers a user-friendly interface for tracking and planning financial activities.</text:p>
      <text:h text:style-name="Heading1" text:outline-level="1"><text:bookmark-start text:name="_Toc153651916"/>Target Audience<text:bookmark-end text:name="_Toc153651916"/></text:h>
      <text:list text:style-name="LFO1" text:continue-numbering="true">
        <text:list-item>
          <text:p text:style-name="P16">Individuals seeking a simple and efficient way to manage their personal finances.</text:p>
        </text:list-item>
        <text:list-item>
          <text:p text:style-name="P17">Users who appreciate a clean, minimalist design in line with Nordic aesthetics.</text:p>
        </text:list-item>
      </text:list>
      <text:h text:style-name="Heading1" text:outline-level="1"><text:bookmark-start text:name="_Toc153651917"/>Technologies Used<text:bookmark-end text:name="_Toc153651917"/></text:h>
      <text:list text:style-name="LFO2" text:continue-numbering="true">
        <text:list-item>
          <text:p text:style-name="P18"><text:span text:style-name="T19">Frontend</text:span>: HTML, CSS, JavaScript</text:p>
        </text:list-item>
        <text:list-item>
          <text:p text:style-name="P20"><text:span text:style-name="T21">Backend</text:span>: C# (ASP.NET MVC)</text:p>
        </text:list-item>
        <text:list-item>
          <text:p text:style-name="P22"><text:span text:style-name="T23">Database</text:span>: T-SQL (SQL Server)</text:p>
        </text:list-item>
      </text:list>
      <text:h text:style-name="Heading1" text:outline-level="1"><text:bookmark-start text:name="_Toc153651918"/><text:soft-page-break/>Features<text:bookmark-end text:name="_Toc153651918"/></text:h>
      <text:h text:style-name="Heading2" text:outline-level="2"><text:bookmark-start text:name="_Toc153651919"/>User Account Management<text:bookmark-end text:name="_Toc153651919"/></text:h>
      <text:list text:style-name="LFO3" text:continue-numbering="true">
        <text:list-item>
          <text:p text:style-name="P24"><text:span text:style-name="T25">Registration and Login</text:span>: Secure user account creation and login process.</text:p>
        </text:list-item>
        <text:list-item>
          <text:p text:style-name="P26"><text:span text:style-name="T27">Profile Management</text:span>: Users can manage their personal details.</text:p>
        </text:list-item>
      </text:list>
      <text:h text:style-name="Heading2" text:outline-level="2"><text:bookmark-start text:name="_Toc153651920"/>Savings Account<text:bookmark-end text:name="_Toc153651920"/></text:h>
      <text:list text:style-name="LFO4" text:continue-numbering="true">
        <text:list-item>
          <text:p text:style-name="P28"><text:span text:style-name="T29">Multiple Accounts</text:span>: Users can create multiple savings accounts.</text:p>
        </text:list-item>
        <text:list-item>
          <text:p text:style-name="P30"><text:span text:style-name="T31">Customizable Saving Plans</text:span>: Users can set up saving plans on a daily, weekly, or monthly basis.</text:p>
        </text:list-item>
        <text:list-item>
          <text:p text:style-name="P32"><text:span text:style-name="T33">Automated Calculations</text:span>: The system automatically calculates the feasible saving amount based on user income and expenses.</text:p>
        </text:list-item>
      </text:list>
      <text:h text:style-name="Heading2" text:outline-level="2"><text:bookmark-start text:name="_Toc153651921"/>Loan Management<text:bookmark-end text:name="_Toc153651921"/></text:h>
      <text:list text:style-name="LFO5" text:continue-numbering="true">
        <text:list-item>
          <text:p text:style-name="P34"><text:span text:style-name="T35">Loan Creation and Tracking</text:span>: Users can create and track their loans.</text:p>
        </text:list-item>
        <text:list-item>
          <text:p text:style-name="P36"><text:span text:style-name="T37">Repayment Schedule</text:span>: The system allows users to set up and view a repayment schedule.</text:p>
        </text:list-item>
        <text:list-item>
          <text:p text:style-name="P38"><text:span text:style-name="T39">Income-Based Limitations</text:span>: Prevents users from creating loans that exceed their monthly earnings.</text:p>
        </text:list-item>
      </text:list>
      <text:h text:style-name="Heading2" text:outline-level="2"><text:bookmark-start text:name="_Toc153651922"/>Subscription Management<text:bookmark-end text:name="_Toc153651922"/></text:h>
      <text:list text:style-name="LFO6" text:continue-numbering="true">
        <text:list-item>
          <text:p text:style-name="P40"><text:span text:style-name="T41">Subscription Tracking</text:span>: Users can add and manage their various subscriptions.</text:p>
        </text:list-item>
        <text:list-item>
          <text:p text:style-name="P42"><text:span text:style-name="T43">Expense Visualization</text:span>: Visual representation of subscription costs in relation to overall expenses.</text:p>
        </text:list-item>
      </text:list>
      <text:h text:style-name="Heading2" text:outline-level="2"><text:bookmark-start text:name="_Toc153651923"/>Financial Overview<text:bookmark-end text:name="_Toc153651923"/></text:h>
      <text:list text:style-name="LFO7" text:continue-numbering="true">
        <text:list-item>
          <text:p text:style-name="P44"><text:span text:style-name="T45">Dashboard</text:span>: A central dashboard displaying a summary of savings, loans, and subscriptions.</text:p>
        </text:list-item>
        <text:list-item>
          <text:p text:style-name="P46"><text:span text:style-name="T47">Income vs Expense Analysis</text:span>: Visual graphs and charts to show the balance between income and expenses.</text:p>
        </text:list-item>
        <text:list-item>
          <text:p text:style-name="P48"><text:span text:style-name="T49">Alerts and Notifications</text:span>: Customizable alerts for payment deadlines, savings goals, etc.</text:p>
        </text:list-item>
      </text:list>
      <text:h text:style-name="Heading2" text:outline-level="2"><text:bookmark-start text:name="_Toc153651924"/>Security<text:bookmark-end text:name="_Toc153651924"/></text:h>
      <text:list text:style-name="LFO8" text:continue-numbering="true">
        <text:list-item>
          <text:p text:style-name="P50"><text:span text:style-name="T51">Data Encryption</text:span>: Sensitive data is encrypted for security.</text:p>
        </text:list-item>
        <text:list-item>
          <text:p text:style-name="P52"><text:span text:style-name="T53">SQL Injection Protection</text:span>: Measures in place to prevent SQL injection attacks.</text:p>
        </text:list-item>
        <text:list-item>
          <text:p text:style-name="P54"><text:span text:style-name="T55">HTTPS Protocol</text:span>: Ensures secure communication over the network.</text:p>
        </text:list-item>
      </text:list>
      <text:h text:style-name="Heading2" text:outline-level="2"><text:bookmark-start text:name="_Toc153651925"/>Design Principles<text:bookmark-end text:name="_Toc153651925"/></text:h>
      <text:list text:style-name="LFO9" text:continue-numbering="true">
        <text:list-item>
          <text:p text:style-name="P56"><text:span text:style-name="T57">Minimalist Design</text:span>: Clean, uncluttered interface reflecting Nordic design values.</text:p>
        </text:list-item>
        <text:list-item>
          <text:p text:style-name="P58"><text:span text:style-name="T59">Responsive Design</text:span>: Compatible with various devices and screen sizes.</text:p>
        </text:list-item>
        <text:list-item>
          <text:p text:style-name="P60"><text:span text:style-name="T61">User-Friendly Navigation</text:span>: Intuitive navigation and easy access to all features.</text:p>
        </text:list-item>
      </text:list>
      <text:h text:style-name="Heading2" text:outline-level="2"><text:bookmark-start text:name="_Toc153651926"/>Development Plan<text:bookmark-end text:name="_Toc153651926"/></text:h>
      <text:list text:style-name="LFO10" text:continue-numbering="true">
        <text:list-item>
          <text:p text:style-name="P62"><text:span text:style-name="T63">Phase 1</text:span>: Basic feature implementation (User accounts, savings account setup).</text:p>
        </text:list-item>
        <text:list-item>
          <text:p text:style-name="P64"><text:span text:style-name="T65">Phase 2</text:span>: Advanced features (Loan and subscription management, financial overview).</text:p>
        </text:list-item>
        <text:list-item>
          <text:p text:style-name="P66"><text:span text:style-name="T67">Phase 3</text:span>: Security enhancements, final testing, and launch.</text:p>
        </text:list-item>
      </text:list>
      <text:h text:style-name="Heading2" text:outline-level="2"><text:bookmark-start text:name="_Toc153651927"/>Testing and Feedback<text:bookmark-end text:name="_Toc153651927"/></text:h>
      <text:list text:style-name="LFO11" text:continue-numbering="true">
        <text:list-item>
          <text:p text:style-name="P68"><text:span text:style-name="T69">User Testing</text:span>: Conduct user testing to gather feedback on usability.</text:p>
        </text:list-item>
        <text:list-item>
          <text:p text:style-name="P70"><text:span text:style-name="T71">Iterative Improvement</text:span>: Regular updates and improvements based on user feedback.</text:p>
        </text:list-item>
      </text:list>
      <text:h text:style-name="Heading2" text:outline-level="2"><text:bookmark-start text:name="_Toc153651928"/>Legal and Compliance<text:bookmark-end text:name="_Toc153651928"/></text:h>
      <text:list text:style-name="LFO12" text:continue-numbering="true">
        <text:list-item>
          <text:p text:style-name="P72">Ensure compliance with financial regulations and data protection law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Heading" style:display-name="TOC Heading" style:family="paragraph" style:parent-style-name="Heading1" style:next-style-name="Normal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azil Shahid (SHAZ0184)</meta:initial-creator>
    <dc:creator>Shazil Shahid (SHAZ0184)</dc:creator>
    <meta:creation-date>2023-12-16T19:40:00Z</meta:creation-date>
    <dc:date>2023-12-16T19:46:00Z</dc:date>
    <meta:template xlink:href="Normal" xlink:type="simple"/>
    <meta:editing-cycles>1</meta:editing-cycles>
    <meta:editing-duration>PT360S</meta:editing-duration>
    <meta:document-statistic meta:page-count="3" meta:paragraph-count="7" meta:word-count="588" meta:character-count="3935" meta:row-count="27" meta:non-whitespace-character-count="3354"/>
  </office:meta>
</office:document-meta>
</file>